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700000018244CD6F714DCE39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automatic-styles>
    <style:style style:name="Table1" style:family="table">
      <style:table-properties style:width="6.6507in" table:align="left"/>
    </style:style>
    <style:style style:name="Table1.A" style:family="table-column">
      <style:table-column-properties style:column-width="1.1326in"/>
    </style:style>
    <style:style style:name="Table1.B" style:family="table-column">
      <style:table-column-properties style:column-width="5.5181in"/>
    </style:style>
    <style:style style:name="Table1.A1" style:family="table-cell">
      <style:table-cell-properties style:vertical-align="middle" fo:padding-left="0.075in" fo:padding-right="0.075in" fo:padding-top="0.0194in" fo:padding-bottom="0.0194in" fo:border="0.5pt solid #000000"/>
    </style:style>
    <style:style style:name="P1" style:family="paragraph" style:parent-style-name="Standard">
      <style:paragraph-properties fo:margin-top="0in" fo:margin-bottom="0.1965in" style:contextual-spacing="false"/>
    </style:style>
    <style:style style:name="P2" style:family="paragraph" style:parent-style-name="Table_20_Contents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style:contextual-spacing="false" fo:line-height="120%" style:writing-mode="lr-tb"/>
    </style:style>
    <style:style style:name="P4" style:family="paragraph" style:parent-style-name="Text_20_body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7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8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9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10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11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12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left="0.5in" fo:margin-right="0in" fo:margin-top="0in" fo:margin-bottom="0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13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29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top="0in" fo:margin-bottom="0in" style:contextual-spacing="false" fo:line-height="129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2">
      <loext:graphic-properties draw:fill="none" draw:fill-color="#ffffff"/>
      <style:paragraph-properties fo:margin-top="0in" fo:margin-bottom="0in" style:contextual-spacing="false" fo:line-height="129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3">
      <loext:graphic-properties draw:fill="none" draw:fill-color="#ffffff"/>
      <style:paragraph-properties fo:margin-top="0in" fo:margin-bottom="0in" style:contextual-spacing="false" fo:line-height="129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4">
      <loext:graphic-properties draw:fill="none" draw:fill-color="#ffffff"/>
      <style:paragraph-properties fo:margin-top="0in" fo:margin-bottom="0in" style:contextual-spacing="false" fo:line-height="129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5">
      <loext:graphic-properties draw:fill="none" draw:fill-color="#ffffff"/>
      <style:paragraph-properties fo:margin-top="0in" fo:margin-bottom="0in" style:contextual-spacing="false" fo:line-height="129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6">
      <loext:graphic-properties draw:fill="none" draw:fill-color="#ffffff"/>
      <style:paragraph-properties fo:margin-top="0in" fo:margin-bottom="0in" style:contextual-spacing="false" fo:line-height="129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0" style:family="paragraph" style:parent-style-name="Text_20_body">
      <style:paragraph-properties fo:margin-top="0in" fo:margin-bottom="0.111in" style:contextual-spacing="false" fo:line-height="129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14">
      <loext:graphic-properties draw:fill="none" draw:fill-color="#ffffff"/>
      <style:paragraph-properties fo:margin-top="0in" fo:margin-bottom="0in" style:contextual-spacing="false" fo:line-height="129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top="0in" fo:margin-bottom="0.111in" style:contextual-spacing="false" fo:line-height="12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3" style:family="paragraph" style:parent-style-name="Text_20_body" style:list-style-name="L15">
      <loext:graphic-properties draw:fill="none" draw:fill-color="#ffffff"/>
      <style:paragraph-properties fo:margin-top="0in" fo:margin-bottom="0.111in" style:contextual-spacing="false" fo:line-height="129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4" style:family="paragraph" style:parent-style-name="Text_20_body">
      <style:paragraph-properties fo:margin-left="0.5in" fo:margin-right="0in" fo:margin-top="0in" fo:margin-bottom="0in" style:contextual-spacing="false" fo:line-height="129%" fo:text-align="justify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italic" style:text-underline-style="none" fo:font-weight="normal" style:text-blinking="false" fo:background-color="transparent"/>
    </style:style>
    <style:style style:name="P25" style:family="paragraph" style:parent-style-name="Text_20_body">
      <style:paragraph-properties fo:margin-left="0.5in" fo:margin-right="0in" fo:margin-top="0in" fo:margin-bottom="0.111in" style:contextual-spacing="false" fo:line-height="129%" fo:text-align="justify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italic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top="0in" fo:margin-bottom="0.111in" style:contextual-spacing="false" fo:line-height="12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in" loext:border="none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font-name="Times New Roman" fo:font-size="12pt" fo:font-style="normal" style:text-underline-style="solid" style:text-underline-width="auto" style:text-underline-color="font-color" fo:font-weight="normal" fo:background-color="transparent" loext:char-shading-value="0"/>
    </style:style>
    <style:style style:name="T5" style:family="text">
      <style:text-properties fo:font-variant="normal" fo:text-transform="none" fo:color="#0563c1" loext:opacity="100%" style:text-line-through-style="none" style:text-line-through-type="none" style:font-name="Times New Roman" fo:font-size="12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9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10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1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1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1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number text:level="1" text:style-name="Numbering_20_Symbols" loext:num-list-format="%1%." style:num-suffix="." style:num-format="1" text:start-value="1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number text:level="1" text:style-name="Numbering_20_Symbols" loext:num-list-format="%1%." style:num-suffix="." style:num-format="1" text:start-value="15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docs-internal-guid-25c89172-7fff-6590-0215-25bdf6dcf6fd"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2">ФИО</text:p>
            </table:table-cell>
            <table:table-cell table:style-name="Table1.A1" office:value-type="string">
              <text:p text:style-name="P2">Рязанов Демид Витальевич</text:p>
            </table:table-cell>
          </table:table-row>
          <table:table-row>
            <table:table-cell table:style-name="Table1.A1" office:value-type="string">
              <text:p text:style-name="P2">Группа</text:p>
            </table:table-cell>
            <table:table-cell table:style-name="Table1.A1" office:value-type="string">
              <text:p text:style-name="P2">P3121</text:p>
            </table:table-cell>
          </table:table-row>
          <table:table-row>
            <table:table-cell table:style-name="Table1.A1" office:value-type="string">
              <text:p text:style-name="P2">Номер ИСУ</text:p>
            </table:table-cell>
            <table:table-cell table:style-name="Table1.A1" office:value-type="string">
              <text:p text:style-name="P2">367522</text:p>
            </table:table-cell>
          </table:table-row>
        </table:table>
        <text:p text:style-name="Text_20_body"/>
      </text:section>
      <text:p text:style-name="P1"/>
      <text:p text:style-name="P3"><text:span text:style-name="T1">Вариант 2 – если номер ИСУ заканчивается на </text:span><text:span text:style-name="T4">четное</text:span><text:span text:style-name="T3"> </text:span><text:span text:style-name="T1">число.</text:span></text:p>
      <text:p text:style-name="Text_20_body"/>
      <text:p text:style-name="P4">Скачайте файл и работайте прямо в нем. Удалите ненужный вариант и ненужный текст. После написания ответов файл нужно сохранить в формате PDF и загрузить в яндекс-форму:</text:p>
      <text:p text:style-name="P3"><text:a xlink:type="simple" xlink:href="https://forms.yandex.ru/u/636294f5693872f04a5b7edd/" text:style-name="Internet_20_link" text:visited-style-name="Visited_20_Internet_20_Link"><text:span text:style-name="T5">https://forms.yandex.ru/u/636294f5693872f04a5b7edd/</text:span></text:a><text:span text:style-name="T3"> </text:span></text:p>
      <text:p text:style-name="P3"><text:span text:style-name="T1">Загрузить файл нужно до </text:span><text:span text:style-name="T2">15-00!</text:span></text:p>
      <text:p text:style-name="Text_20_body"/>
      <text:p text:style-name="P4">Вариант 2</text:p>
      <text:p text:style-name="Text_20_body"/>
      <text:list xml:id="list3567409664" text:style-name="L1">
        <text:list-item>
          <text:p text:style-name="P13">Дайте понятие «системе счисления». Как вы считаете, к какой системе счисления относится система измерения времени?</text:p>
        </text:list-item>
      </text:list>
      <text:p text:style-name="Text_20_body"/>
      <text:p text:style-name="P14">Система счисления - способ представления чисел. Я считаю, что система измерения времени относится к смешанным СС.</text:p>
      <text:p text:style-name="Text_20_body"/>
      <text:list xml:id="list1297256990" text:style-name="L2">
        <text:list-item>
          <text:p text:style-name="P15">В чем заключается избыточность кода Хэмминга?</text:p>
        </text:list-item>
      </text:list>
      <text:p text:style-name="Text_20_body"/>
      <text:p text:style-name="P14">В коде Хэмминга помимо информационных битов в сообщении передаются проверочные биты, используемые для проверки сообщения на ошибки. </text:p>
      <text:p text:style-name="Text_20_body"/>
      <text:list xml:id="list1237070599" text:style-name="L3">
        <text:list-item>
          <text:p text:style-name="P16">Поясните, что такое система Цекендорфа?</text:p>
        </text:list-item>
      </text:list>
      <text:p text:style-name="Text_20_body"/>
      <text:p text:style-name="P14">Система Цекендорфа (Фибоначчиева) - число представляется в виде суммы чисел Фибоначчи и записывается в виде последовательности нулей и единиц, где если единица стоит на i-той позиции, то i-тое число Фибоначчи используется в разложении. Чтобы исключить неуникальность запрещено в последовательности ставить две единицы подряд. </text:p>
      <text:p text:style-name="Text_20_body"/>
      <text:list xml:id="list3427458406" text:style-name="L4">
        <text:list-item>
          <text:p text:style-name="P17">Поясните, что такое симметричная система счисления?</text:p>
        </text:list-item>
      </text:list>
      <text:p text:style-name="Text_20_body"/>
      <text:p text:style-name="P14">В симметричной системе счисления используют числа симметричные относительно нуля. Основание такой СС всегда нечетно.</text:p>
      <text:p text:style-name="P14"><text:soft-page-break/>Например: В сим.СС с  основанием 5 используются числа -2, -1, 0, 1, 2.</text:p>
      <text:p text:style-name="Text_20_body"/>
      <text:list xml:id="list3207355326" text:style-name="L5">
        <text:list-item>
          <text:p text:style-name="P18">Переведите число -957 в СС с основанием -9.</text:p>
        </text:list-item>
      </text:list>
      <text:p text:style-name="Text_20_body"/>
      <text:p text:style-name="P14">Ответ: 2786</text:p>
      <text:p text:style-name="Text_20_body"/>
      <text:list xml:id="list3814260733" text:style-name="L6">
        <text:list-item>
          <text:p text:style-name="P19">Переведите число ff6,1f из 27-ричной системы счисления в  троичную.</text:p>
        </text:list-item>
      </text:list>
      <text:p text:style-name="Text_20_body"/>
      <text:p text:style-name="P14">Ответ: 120120020,00112</text:p>
      <text:p text:style-name="Text_20_body"><text:line-break/></text:p>
      <text:list xml:id="list70061093" text:style-name="L7">
        <text:list-item>
          <text:p text:style-name="P5">Вычислите значение выражения, и результат представьте в десятичной системе счисления:</text:p>
        </text:list-item>
      </text:list>
      <text:p text:style-name="Text_20_body"/>
      <text:p text:style-name="P3"><text:span text:style-name="T1">37312</text:span><text:span text:style-name="T3"> – </text:span><text:span text:style-name="T1">3035</text:span><text:span text:style-name="T3"> </text:span><text:span text:style-name="T1">= 519 - 78 = 441</text:span></text:p>
      <text:p text:style-name="Text_20_body"/>
      <text:list xml:id="list1341132660" text:style-name="L8">
        <text:list-item>
          <text:p text:style-name="P6">Переведите число 3011 из нега-десятичной системы счисления в десятичную.</text:p>
        </text:list-item>
      </text:list>
      <text:p text:style-name="Text_20_body"><text:line-break/></text:p>
      <text:list xml:id="list2410002375" text:style-name="L9">
        <text:list-item>
          <text:p text:style-name="P7">Сколько килобайт в 14 MiB? В ответе представить только целую часть результата. </text:p>
        </text:list-item>
      </text:list>
      <text:p text:style-name="Text_20_body"/>
      <text:p text:style-name="P20">Ответ: 14680.064</text:p>
      <text:p text:style-name="Text_20_body"/>
      <text:list xml:id="list3206338315" text:style-name="L10">
        <text:list-item>
          <text:p text:style-name="P8">В результате перевода числа 44(10) в факториальную систему счисления было получено число 538(Ф). Корректным ли был перевод? </text:p>
        </text:list-item>
      </text:list>
      <text:p text:style-name="Text_20_body"/>
      <text:p text:style-name="P4">Ответ: Нет</text:p>
      <text:p text:style-name="P4">8 не может стоять в первом разряде.</text:p>
      <text:p text:style-name="Text_20_body"/>
      <text:list xml:id="list1101793641" text:style-name="L11">
        <text:list-item>
          <text:p text:style-name="P9">Чем контрольная сумма отличается от бита чётности? </text:p>
        </text:list-item>
      </text:list>
      <text:p text:style-name="Text_20_body"/>
      <text:p text:style-name="P4">Бит четности - частный случай контрольной суммы, указывает всего лишь на то, четно ли количество единичных битов в передаваемых данных или нет. Контрольная сумма - некоторое значение получаемое путем применения алгоритма к передаваемым данным.</text:p>
      <text:p text:style-name="Text_20_body"/>
      <text:list xml:id="list3944712906" text:style-name="L12">
        <text:list-item>
          <text:p text:style-name="P10">Из канала передачи данных получено число, закодированное с помощью классического кода Хэмминга: 1111011</text:p>
        </text:list-item>
      </text:list>
      <text:p text:style-name="P11"><text:soft-page-break/>Сообщение может содержать максимум одну ошибку. Запишите изначальное отправленное сообщение (только информационные биты).</text:p>
      <text:p text:style-name="Text_20_body"/>
      <text:p text:style-name="P4">Ответ: 1111</text:p>
      <text:p text:style-name="Text_20_body"/>
      <text:list xml:id="list4213796890" text:style-name="L13">
        <text:list-item>
          <text:p text:style-name="P12">Пусть имеется n=5 чисел (1,2,3,4,5). Найти 65-ю перестановку c помощью факториальной системы счисления.</text:p>
        </text:list-item>
      </text:list>
      <text:p text:style-name="P14">65=2221(ф) </text:p>
      <text:p text:style-name="P14">5 - 2</text:p>
      <text:p text:style-name="P14">4 - 2</text:p>
      <text:p text:style-name="P14">3 - 2</text:p>
      <text:p text:style-name="P14">2 - 1</text:p>
      <text:p text:style-name="Text_20_body"/>
      <text:p text:style-name="P14">Ответ: 34521</text:p>
      <text:p text:style-name="Text_20_body"/>
      <text:list xml:id="list83714779" text:style-name="L14">
        <text:list-item>
          <text:p text:style-name="P21">Дан следующий текст в формате CSV. </text:p>
        </text:list-item>
      </text:list>
      <text:p text:style-name="P24">id,name</text:p>
      <text:p text:style-name="P24">1,"Johnson, Smith, and Jones Co."</text:p>
      <text:p text:style-name="P24">2,"Sam ""Mad Dog"" Smith"</text:p>
      <text:p text:style-name="P24">3,Barney &amp; Company</text:p>
      <text:p text:style-name="P25">4,Johnson's Automotive</text:p>
      <text:p text:style-name="P22">Выполните конвертацию в формат JSON. Представить код – конвертацию произвести с помощью регулярного выражения. Допустимо циклом «вручную» обработать строки – их всего 5. Библиотеки использовать нельзя. </text:p>
      <text:p text:style-name="Text_20_body"><text:line-break/><text:line-break/></text:p>
      <text:list xml:id="list2547373780" text:style-name="L15">
        <text:list-item>
          <text:p text:style-name="P23">Дан следующий код на языке Python:</text:p>
        </text:list-item>
      </text:list>
      <text:p text:style-name="P26"><draw:frame draw:style-name="fr1" draw:name="Image1" text:anchor-type="as-char" svg:width="5.7398in" svg:height="0.25in" draw:z-index="0"><draw:image xlink:href="Pictures/100000000000022700000018244CD6F714DCE399.jpg" xlink:type="simple" xlink:show="embed" xlink:actuate="onLoad" draw:mime-type="image/jpeg"/></draw:frame></text:p>
      <text:p text:style-name="P20">Что будет выведено на экран?</text:p>
      <text:p text:style-name="P20">Ответ: IT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3T14:55:19.965711484</meta:creation-date>
    <dc:date>2022-11-03T14:55:33.662741961</dc:date>
    <meta:editing-duration>PT14S</meta:editing-duration>
    <meta:editing-cycles>1</meta:editing-cycles>
    <meta:document-statistic meta:table-count="1" meta:image-count="1" meta:object-count="0" meta:page-count="3" meta:paragraph-count="58" meta:word-count="445" meta:character-count="3096" meta:non-whitespace-character-count="2701"/>
    <meta:generator>LibreOffice/7.3.6.2$Linux_X86_64 LibreOffice_project/30$Build-2</meta:generator>
  </office:meta>
</office:document-meta>
</file>